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9.7155405690813" calcext:value-type="float">
            <text:p>49,7155405690813</text:p>
          </table:table-cell>
          <table:table-cell office:value-type="float" office:value="49.2422053386316" calcext:value-type="float">
            <text:p>49,2422053386316</text:p>
          </table:table-cell>
          <table:table-cell table:number-columns-repeated="9"/>
        </table:table-row>
        <table:table-row table:style-name="ro1">
          <table:table-cell office:value-type="float" office:value="41.8280050795405" calcext:value-type="float">
            <text:p>41,8280050795405</text:p>
          </table:table-cell>
          <table:table-cell office:value-type="float" office:value="41.652237829207" calcext:value-type="float">
            <text:p>41,652237829207</text:p>
          </table:table-cell>
          <table:table-cell table:number-columns-repeated="9"/>
        </table:table-row>
        <table:table-row table:style-name="ro1">
          <table:table-cell office:value-type="float" office:value="42.7207076406867" calcext:value-type="float">
            <text:p>42,7207076406867</text:p>
          </table:table-cell>
          <table:table-cell office:value-type="float" office:value="40.2833446014648" calcext:value-type="float">
            <text:p>40,2833446014648</text:p>
          </table:table-cell>
          <table:table-cell table:number-columns-repeated="9"/>
        </table:table-row>
        <table:table-row table:style-name="ro1">
          <table:table-cell office:value-type="float" office:value="46.617004246108" calcext:value-type="float">
            <text:p>46,617004246108</text:p>
          </table:table-cell>
          <table:table-cell office:value-type="float" office:value="47.3612964521152" calcext:value-type="float">
            <text:p>47,3612964521152</text:p>
          </table:table-cell>
          <table:table-cell table:number-columns-repeated="9"/>
        </table:table-row>
        <table:table-row table:style-name="ro1">
          <table:table-cell office:value-type="float" office:value="48.188307568391" calcext:value-type="float">
            <text:p>48,188307568391</text:p>
          </table:table-cell>
          <table:table-cell office:value-type="float" office:value="44.0909229002473" calcext:value-type="float">
            <text:p>44,0909229002473</text:p>
          </table:table-cell>
          <table:table-cell table:number-columns-repeated="9"/>
        </table:table-row>
        <table:table-row table:style-name="ro1">
          <table:table-cell office:value-type="float" office:value="48.5970680630252" calcext:value-type="float">
            <text:p>48,5970680630252</text:p>
          </table:table-cell>
          <table:table-cell office:value-type="float" office:value="49.4350597996295" calcext:value-type="float">
            <text:p>49,4350597996295</text:p>
          </table:table-cell>
          <table:table-cell table:number-columns-repeated="9"/>
        </table:table-row>
        <table:table-row table:style-name="ro1">
          <table:table-cell office:value-type="float" office:value="46.4527469364248" calcext:value-type="float">
            <text:p>46,4527469364248</text:p>
          </table:table-cell>
          <table:table-cell office:value-type="float" office:value="46.7773961080015" calcext:value-type="float">
            <text:p>46,7773961080015</text:p>
          </table:table-cell>
          <table:table-cell table:number-columns-repeated="9"/>
        </table:table-row>
        <table:table-row table:style-name="ro1">
          <table:table-cell office:value-type="float" office:value="48.7408459970208" calcext:value-type="float">
            <text:p>48,7408459970208</text:p>
          </table:table-cell>
          <table:table-cell office:value-type="float" office:value="42.3034633066069" calcext:value-type="float">
            <text:p>42,3034633066069</text:p>
          </table:table-cell>
          <table:table-cell table:number-columns-repeated="9"/>
        </table:table-row>
        <table:table-row table:style-name="ro1">
          <table:table-cell office:value-type="float" office:value="43.0654846608623" calcext:value-type="float">
            <text:p>43,0654846608623</text:p>
          </table:table-cell>
          <table:table-cell office:value-type="float" office:value="45.2346408248401" calcext:value-type="float">
            <text:p>45,2346408248401</text:p>
          </table:table-cell>
          <table:table-cell table:number-columns-repeated="9"/>
        </table:table-row>
        <table:table-row table:style-name="ro1">
          <table:table-cell office:value-type="float" office:value="43.0229601422042" calcext:value-type="float">
            <text:p>43,0229601422042</text:p>
          </table:table-cell>
          <table:table-cell office:value-type="float" office:value="48.0797418895862" calcext:value-type="float">
            <text:p>48,079741889586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538498837290388" calcext:value-type="float">
            <text:p>0,538498837290388</text:p>
          </table:table-cell>
          <table:table-cell office:value-type="float" office:value="0.521557151450991" calcext:value-type="float">
            <text:p>0,521557151450991</text:p>
          </table:table-cell>
          <table:table-cell office:value-type="float" office:value="0.955046338341701" calcext:value-type="float">
            <text:p>0,955046338341701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48.8128883606836" calcext:value-type="float">
            <text:p>48,8128883606836</text:p>
          </table:table-cell>
          <table:table-cell office:value-type="float" office:value="2.41117625118831" calcext:value-type="float">
            <text:p>2,41117625118831</text:p>
          </table:table-cell>
          <table:table-cell office:value-type="float" office:value="84.2920616439591" calcext:value-type="float">
            <text:p>84,2920616439591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6761496448767" calcext:value-type="float">
            <text:p>0,6761496448767</text:p>
          </table:table-cell>
          <table:table-cell office:value-type="float" office:value="0.0388204434770819" calcext:value-type="float">
            <text:p>0,0388204434770819</text:p>
          </table:table-cell>
          <table:table-cell office:value-type="float" office:value="0.264050503389836" calcext:value-type="float">
            <text:p>0,264050503389836</text:p>
          </table:table-cell>
          <table:table-cell/>
          <table:table-cell office:value-type="float" office:value="20.194856392134" calcext:value-type="float">
            <text:p>20,194856392134</text:p>
          </table:table-cell>
          <table:table-cell office:value-type="float" office:value="19.9764463280627" calcext:value-type="float">
            <text:p>19,9764463280627</text:p>
          </table:table-cell>
          <table:table-cell office:value-type="float" office:value="66.5933829492634" calcext:value-type="float">
            <text:p>66,59338294926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498202085714123" calcext:value-type="float">
            <text:p>0,498202085714123</text:p>
          </table:table-cell>
          <table:table-cell office:value-type="float" office:value="0.125805703879419" calcext:value-type="float">
            <text:p>0,125805703879419</text:p>
          </table:table-cell>
          <table:table-cell office:value-type="float" office:value="0.685337491356462" calcext:value-type="float">
            <text:p>0,685337491356462</text:p>
          </table:table-cell>
          <table:table-cell/>
          <table:table-cell office:value-type="float" office:value="37.8780893248782" calcext:value-type="float">
            <text:p>37,8780893248782</text:p>
          </table:table-cell>
          <table:table-cell office:value-type="float" office:value="4.77946785787828" calcext:value-type="float">
            <text:p>4,77946785787828</text:p>
          </table:table-cell>
          <table:table-cell office:value-type="float" office:value="48.3431962677457" calcext:value-type="float">
            <text:p>48,3431962677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306051642373373" calcext:value-type="float">
            <text:p>0,306051642373373</text:p>
          </table:table-cell>
          <table:table-cell office:value-type="float" office:value="0.574069923821519" calcext:value-type="float">
            <text:p>0,574069923821519</text:p>
          </table:table-cell>
          <table:table-cell office:value-type="float" office:value="0.3993699922514" calcext:value-type="float">
            <text:p>0,3993699922514</text:p>
          </table:table-cell>
          <table:table-cell/>
          <table:table-cell office:value-type="float" office:value="11.507015701208" calcext:value-type="float">
            <text:p>11,507015701208</text:p>
          </table:table-cell>
          <table:table-cell office:value-type="float" office:value="16.2724069689064" calcext:value-type="float">
            <text:p>16,2724069689064</text:p>
          </table:table-cell>
          <table:table-cell office:value-type="float" office:value="27.4071517874306" calcext:value-type="float">
            <text:p>27,40715178743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615359214402026" calcext:value-type="float">
            <text:p>0,0615359214402026</text:p>
          </table:table-cell>
          <table:table-cell office:value-type="float" office:value="0.243517819114234" calcext:value-type="float">
            <text:p>0,243517819114234</text:p>
          </table:table-cell>
          <table:table-cell office:value-type="float" office:value="0.0338905026495683" calcext:value-type="float">
            <text:p>0,0338905026495683</text:p>
          </table:table-cell>
          <table:table-cell/>
          <table:table-cell office:value-type="float" office:value="46.2873673832638" calcext:value-type="float">
            <text:p>46,2873673832638</text:p>
          </table:table-cell>
          <table:table-cell office:value-type="float" office:value="27.1734463919516" calcext:value-type="float">
            <text:p>27,1734463919516</text:p>
          </table:table-cell>
          <table:table-cell office:value-type="float" office:value="74.7474456996087" calcext:value-type="float">
            <text:p>74,747445699608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*r&quot;;[.A1:.A4];2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 .*r&quot;;[.A1:.A4]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&quot;;[.A1:.A4];3)" office:value-type="string" office:string-value="" calcext:value-type="error">
            <text:p>#VALUE!</text:p>
          </table:table-cell>
          <table:table-cell office:value-type="string" calcext:value-type="string">
            <text:p>← depends on Options/Calc/Calculate/Search criteria on the whole cell</text:p>
          </table:table-cell>
          <table:table-cell table:number-columns-repeated="4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22:53:36.762386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0T23:01:30.864492280</dc:date>
    <meta:editing-duration>PT21H6M43S</meta:editing-duration>
    <meta:editing-cycles>121</meta:editing-cycles>
    <meta:generator>LibreOffice/24.2.7.2$Linux_X86_64 LibreOffice_project/420$Build-2</meta:generator>
    <meta:document-statistic meta:table-count="19" meta:cell-count="1208" meta:object-count="0"/>
  </office:meta>
</office:document-meta>
</file>